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10.465cm"/>
    </style:style>
    <style:style style:name="co4" style:family="table-column">
      <style:table-column-properties fo:break-before="auto" style:column-width="0.6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vailLangs</text:p>
          </table:table-cell>
          <table:table-cell office:value-type="string">
            <text:p>en</text:p>
          </table:table-cell>
          <table:table-cell office:value-type="string">
            <text:p>pl</text:p>
          </table:table-cell>
          <table:table-cell office:value-type="string">
            <text:p>ru</text:p>
          </table:table-cell>
        </table:table-row>
        <table:table-row table:style-name="ro1">
          <table:table-cell office:value-type="string">
            <text:p>chCropMethod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/>
        </table:table-row>
        <table:table-row table:style-name="ro1">
          <table:table-cell office:value-type="string">
            <text:p>chCropMethodQ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/>
        </table:table-row>
        <table:table-row table:style-name="ro1">
          <table:table-cell office:value-type="string">
            <text:p>cropCanvas</text:p>
          </table:table-cell>
          <table:table-cell office:value-type="string">
            <text:p>Crop canvas (simple crop)</text:p>
          </table:table-cell>
          <table:table-cell office:value-type="string">
            <text:p>Przytnij płótno</text:p>
          </table:table-cell>
          <table:table-cell/>
        </table:table-row>
        <table:table-row table:style-name="ro1">
          <table:table-cell office:value-type="string">
            <text:p>mkCropMask</text:p>
          </table:table-cell>
          <table:table-cell office:value-type="string">
            <text:p>Make crop mask</text:p>
          </table:table-cell>
          <table:table-cell office:value-type="string">
            <text:p>Stwórz maskę kadrującą</text:p>
          </table:table-cell>
          <table:table-cell/>
        </table:table-row>
        <table:table-row table:style-name="ro1">
          <table:table-cell office:value-type="string">
            <text:p>cancelCrop</text:p>
          </table:table-cell>
          <table:table-cell office:value-type="string">
            <text:p>Cancel</text:p>
          </table:table-cell>
          <table:table-cell office:value-type="string">
            <text:p>Anuluj</text:p>
          </table:table-cell>
          <table:table-cell/>
        </table:table-row>
        <table:table-row table:style-name="ro1">
          <table:table-cell office:value-type="string">
            <text:p>bgOnLayer</text:p>
          </table:table-cell>
          <table:table-cell office:value-type="string">
            <text:p>Background on layer</text:p>
          </table:table-cell>
          <table:table-cell office:value-type="string">
            <text:p>Tło na warstwie</text:p>
          </table:table-cell>
          <table:table-cell/>
        </table:table-row>
        <table:table-row table:style-name="ro1">
          <table:table-cell office:value-type="string">
            <text:p>bgFill</text:p>
          </table:table-cell>
          <table:table-cell office:value-type="string">
            <text:p>Background fill</text:p>
          </table:table-cell>
          <table:table-cell office:value-type="string">
            <text:p>Wypełnienie tła</text:p>
          </table:table-cell>
          <table:table-cell/>
        </table:table-row>
        <table:table-row table:style-name="ro1">
          <table:table-cell office:value-type="string">
            <text:p>doOutsCrop</text:p>
          </table:table-cell>
          <table:table-cell office:value-type="string">
            <text:p>Do outside cropping (YES) or crop without extending canvas (NO)?</text:p>
          </table:table-cell>
          <table:table-cell office:value-type="string">
            <text:p>Rozszerzyć półtno (TAK) czy przyciąć bez rozszerzania (NIE)?</text:p>
          </table:table-cell>
          <table:table-cell/>
        </table:table-row>
        <table:table-row table:style-name="ro1">
          <table:table-cell office:value-type="string">
            <text:p>-grid</text:p>
          </table:table-cell>
          <table:table-cell office:value-type="string">
            <text:p><text:s/>- grid</text:p>
          </table:table-cell>
          <table:table-cell office:value-type="string">
            <text:p><text:s/>- siatka</text:p>
          </table:table-cell>
          <table:table-cell/>
        </table:table-row>
        <table:table-row table:style-name="ro1">
          <table:table-cell office:value-type="string">
            <text:p>-resize</text:p>
          </table:table-cell>
          <table:table-cell office:value-type="string">
            <text:p><text:s/>- resize</text:p>
          </table:table-cell>
          <table:table-cell office:value-type="string">
            <text:p><text:s/>- przeskalowanie</text:p>
          </table:table-cell>
          <table:table-cell/>
        </table:table-row>
        <table:table-row table:style-name="ro1">
          <table:table-cell office:value-type="string">
            <text:p>-reveal</text:p>
          </table:table-cell>
          <table:table-cell office:value-type="string">
            <text:p><text:s/>- reveal</text:p>
          </table:table-cell>
          <table:table-cell office:value-type="string">
            <text:p><text:s/>- rozszerzanie</text:p>
          </table:table-cell>
          <table:table-cell/>
        </table:table-row>
        <table:table-row table:style-name="ro1">
          <table:table-cell office:value-type="string">
            <text:p>-crop</text:p>
          </table:table-cell>
          <table:table-cell office:value-type="string">
            <text:p><text:s/>- crop</text:p>
          </table:table-cell>
          <table:table-cell office:value-type="string">
            <text:p><text:s/>- przycinanie</text:p>
          </table:table-cell>
          <table:table-cell/>
        </table:table-row>
        <table:table-row table:style-name="ro1">
          <table:table-cell office:value-type="string">
            <text:p>GCbySz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  <table:table-cell/>
        </table:table-row>
        <table:table-row table:style-name="ro1">
          <table:table-cell office:value-type="string">
            <text:p>cropMask</text:p>
          </table:table-cell>
          <table:table-cell office:value-type="string">
            <text:p>Crop mask</text:p>
          </table:table-cell>
          <table:table-cell office:value-type="string">
            <text:p>Maska kadrująca</text:p>
          </table:table-cell>
          <table:table-cell/>
        </table:table-row>
        <table:table-row table:style-name="ro1">
          <table:table-cell office:value-type="string">
            <text:p>divRules</text:p>
          </table:table-cell>
          <table:table-cell office:value-type="string">
            <text:p>Dividing rules</text:p>
          </table:table-cell>
          <table:table-cell office:value-type="string">
            <text:p>Reguły podziału</text:p>
          </table:table-cell>
          <table:table-cell/>
        </table:table-row>
        <table:table-row table:style-name="ro1">
          <table:table-cell office:value-type="string">
            <text:p>stripAtPrc</text:p>
          </table:table-cell>
          <table:table-cell office:value-type="string">
            <text:p>Strip at %1%%</text:p>
          </table:table-cell>
          <table:table-cell office:value-type="string">
            <text:p>Paski na %1%%</text:p>
          </table:table-cell>
          <table:table-cell/>
        </table:table-row>
        <table:table-row table:style-name="ro1">
          <table:table-cell office:value-type="string">
            <text:p>goldenDiagUp</text:p>
          </table:table-cell>
          <table:table-cell office:value-type="string">
            <text:p>Golden diagonal upwards</text:p>
          </table:table-cell>
          <table:table-cell office:value-type="string">
            <text:p>Złota przekątna w górę</text:p>
          </table:table-cell>
          <table:table-cell/>
        </table:table-row>
        <table:table-row table:style-name="ro1">
          <table:table-cell office:value-type="string">
            <text:p>goldenDiagDown</text:p>
          </table:table-cell>
          <table:table-cell office:value-type="string">
            <text:p>Golden diagonal downwards</text:p>
          </table:table-cell>
          <table:table-cell office:value-type="string">
            <text:p>Złota przekątna w dół</text:p>
          </table:table-cell>
          <table:table-cell/>
        </table:table-row>
        <table:table-row table:style-name="ro1">
          <table:table-cell office:value-type="string">
            <text:p>openB4Run</text:p>
          </table:table-cell>
          <table:table-cell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/>
        </table:table-row>
        <table:table-row table:style-name="ro1">
          <table:table-cell office:value-type="string">
            <text:p>canvExtDet</text:p>
          </table:table-cell>
          <table:table-cell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/>
        </table:table-row>
        <table:table-row table:style-name="ro1">
          <table:table-cell office:value-type="string">
            <text:p>canvExtDetQ</text:p>
          </table:table-cell>
          <table:table-cell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/>
        </table:table-row>
        <table:table-row table:style-name="ro1">
          <table:table-cell office:value-type="string">
            <text:p>extendCanvas</text:p>
          </table:table-cell>
          <table:table-cell office:value-type="string">
            <text:p>Extend canvas</text:p>
          </table:table-cell>
          <table:table-cell office:value-type="string">
            <text:p>Rozszerz płótno</text:p>
          </table:table-cell>
          <table:table-cell/>
        </table:table-row>
        <table:table-row table:style-name="ro1">
          <table:table-cell office:value-type="string">
            <text:p>dontExtCanv</text:p>
          </table:table-cell>
          <table:table-cell office:value-type="string">
            <text:p>Crop without extension</text:p>
          </table:table-cell>
          <table:table-cell office:value-type="string">
            <text:p>Przytnij bez rozszerzania</text:p>
          </table:table-cell>
          <table:table-cell/>
        </table:table-row>
        <table:table-row table:style-name="ro1">
          <table:table-cell office:value-type="string">
            <text:p>retToCropping</text:p>
          </table:table-cell>
          <table:table-cell office:value-type="string">
            <text:p>Return to cropping</text:p>
          </table:table-cell>
          <table:table-cell office:value-type="string">
            <text:p>Wróć do kadrowania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24.07.2009</text:date>, <text:time>02:30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76" meta:object-count="0"/>
    <meta:generator>OpenOffice.org/3.0$Win32 OpenOffice.org_project/300m9$Build-9358</meta:generator>
  </office:meta>
</office:document-meta>
</file>